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6cm" fo:min-width="1.6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814cm" fo:min-width="7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5.742cm" fo:min-width="9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3.964cm" fo:min-width="9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048cm" svg:height="2.54cm" svg:x="12.192cm" svg:y="1.524cm">
          <text:p text:style-name="P1">B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7cm" svg:y1="3.81cm" svg:x2="7.112cm" svg:y2="6.858cm">
          <text:p/>
        </draw:line>
        <draw:line draw:style-name="gr2" draw:text-style-name="P2" draw:layer="layout" svg:x1="14.986cm" svg:y1="3.556cm" svg:x2="20.066cm" svg:y2="7.112cm">
          <text:p/>
        </draw:line>
        <draw:frame draw:style-name="gr3" draw:text-style-name="P4" draw:layer="layout" svg:width="7.999cm" svg:height="0.962cm" svg:x="17.78cm" svg:y="3.302cm">
          <draw:text-box>
            <text:p text:style-name="P3">Other undesired behaviour</text:p>
          </draw:text-box>
        </draw:frame>
        <draw:frame draw:style-name="gr3" draw:text-style-name="P4" draw:layer="layout" svg:width="5.328cm" svg:height="0.962cm" svg:x="4.07cm" svg:y="3.61cm">
          <draw:text-box>
            <text:p text:style-name="P3">Program crashes</text:p>
          </draw:text-box>
        </draw:frame>
        <draw:custom-shape draw:style-name="gr4" draw:text-style-name="P5" draw:layer="layout" svg:width="7.874cm" svg:height="4.064cm" svg:x="3.302cm" svg:y="7.112cm">
          <text:p text:style-name="P5"><text:span text:style-name="T1">Identifiy Error</text:span> </text:p>
          <text:p text:style-name="P5">- frontend console</text:p>
          <text:p text:style-name="P5">- backend console</text:p>
          <text:p text:style-name="P5">- network monitor</text:p>
          <text:p text:style-name="P5">- sources ta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4.064cm" svg:x="16.51cm" svg:y="7.366cm">
          <text:p text:style-name="P5"><text:span text:style-name="T1">Read the code </text:span><text:span text:style-name="T1">again</text:span> </text:p>
          <text:p text:style-name="P5">- go through the code</text:p>
          <text:p text:style-name="P5">look for obvious bug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66cm" svg:y1="11.33cm" svg:x2="7.166cm" svg:y2="13.362cm">
          <text:p/>
        </draw:line>
        <draw:custom-shape draw:style-name="gr4" draw:text-style-name="P5" draw:layer="layout" svg:width="7.874cm" svg:height="4.064cm" svg:x="3.302cm" svg:y="13.612cm">
          <text:p text:style-name="P5"><text:span text:style-name="T1">Google the error</text:span></text:p>
          <text:p text:style-name="P5"><text:span text:style-name="T2">- check </text:span><text:span text:style-name="T2">StackOverflow</text:span></text:p>
          <text:p text:style-name="P5"><text:span text:style-name="T2">- check blog posts</text:span></text:p>
          <text:p text:style-name="P5"><text:span text:style-name="T2">- read tutorial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535cm" svg:height="2.435cm" svg:x="7.689cm" svg:y="11.535cm">
          <draw:text-box>
            <text:p text:style-name="P3">If the error makes no </text:p>
            <text:p text:style-name="P3">sense</text:p>
          </draw:text-box>
        </draw:frame>
        <draw:custom-shape draw:style-name="gr6" draw:text-style-name="P5" draw:layer="layout" svg:width="10.414cm" svg:height="5.992cm" svg:x="16.51cm" svg:y="13.566cm">
          <text:p text:style-name="P5"><text:span text:style-name="T1">Use </text:span><text:span text:style-name="T1">the </text:span><text:span text:style-name="T1">debu</text:span><text:span text:style-name="T1">gger</text:span> </text:p>
          <text:p text:style-name="P5">- spot for variables that might</text:p>
          <text:p text:style-name="P5">be responsible</text:p>
          <text:p text:style-name="P5">- place breakpoints before and after </text:p>
          <text:p text:style-name="P5">the instantiation/mutation</text:p>
          <text:p text:style-name="P5">- run the app</text:p>
          <text:p text:style-name="P5">- analyze the state of the variable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535cm" svg:height="2.435cm" svg:x="19.39cm" svg:y="11.636cm">
          <draw:text-box>
            <text:p text:style-name="P3">If the code looks okay</text:p>
          </draw:text-box>
        </draw:frame>
        <draw:line draw:style-name="gr2" draw:text-style-name="P2" draw:layer="layout" svg:x1="18.166cm" svg:y1="11.53cm" svg:x2="18.166cm" svg:y2="13.562cm">
          <text:p/>
        </draw:line>
        <draw:line draw:style-name="gr2" draw:text-style-name="P2" draw:layer="layout" svg:x1="20.066cm" svg:y1="19.5cm" svg:x2="20.066cm" svg:y2="23.612cm">
          <text:p/>
        </draw:line>
        <draw:line draw:style-name="gr2" draw:text-style-name="P2" draw:layer="layout" svg:x1="7.166cm" svg:y1="17.7cm" svg:x2="7.166cm" svg:y2="21.812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2" draw:layer="layout" svg:x1="7.112cm" svg:y1="0cm" svg:x2="7.112cm" svg:y2="4.318cm">
          <text:p/>
        </draw:line>
        <draw:line draw:style-name="gr2" draw:text-style-name="P2" draw:layer="layout" svg:x1="20.066cm" svg:y1="0cm" svg:x2="20.066cm" svg:y2="4.112cm">
          <text:p/>
        </draw:line>
        <draw:custom-shape draw:style-name="gr4" draw:text-style-name="P7" draw:layer="layout" svg:width="7.874cm" svg:height="4.064cm" svg:x="3.302cm" svg:y="4.512cm">
          <text:p text:style-name="P7"><text:span text:style-name="T1">Look for help</text:span></text:p>
          <text:p text:style-name="P7">Ask a colleague/friend</text:p>
          <text:p text:style-name="P7">Post a question on</text:p>
          <text:p text:style-name="P7">StackOverflow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74cm" svg:height="4.064cm" svg:x="3.302cm" svg:y="13.208cm">
          <text:p text:style-name="P7"><text:span text:style-name="T1">Question yourself, if</text:span></text:p>
          <text:p text:style-name="P7"><text:span text:style-name="T1">You are doing it </text:span></text:p>
          <text:p text:style-name="P7"><text:span text:style-name="T1">ENTIRELY WRONG</text:span></text:p>
          <text:p text:style-name="P7"><text:span text:style-name="T2">- Online cours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414cm" svg:height="4.214cm" svg:x="15.748cm" svg:y="4.422cm">
          <text:p text:style-name="P7"><text:span text:style-name="T1">Take a white sheet </text:span><text:span text:style-name="T1">of paper</text:span></text:p>
          <text:p text:style-name="P7"><text:span text:style-name="T1"/></text:p>
          <text:p text:style-name="P7"><text:span text:style-name="T2">Draw a flowchart</text:span></text:p>
          <text:p text:style-name="P7"><text:span text:style-name="T2">Collect my thought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535cm" svg:height="2.435cm" svg:x="20.691cm" svg:y="0.937cm">
          <draw:text-box>
            <text:p text:style-name="P3">If the debugger does not help resolving the problem</text:p>
          </draw:text-box>
        </draw:frame>
        <draw:frame draw:style-name="gr5" draw:text-style-name="P4" draw:layer="layout" svg:width="6.535cm" svg:height="2.435cm" svg:x="7.689cm" svg:y="0.508cm">
          <draw:text-box>
            <text:p text:style-name="P3">If that does not work</text:p>
          </draw:text-box>
        </draw:frame>
        <draw:line draw:style-name="gr2" draw:text-style-name="P2" draw:layer="layout" svg:x1="15.748cm" svg:y1="6.45cm" svg:x2="11.176cm" svg:y2="6.45cm">
          <text:p/>
        </draw:line>
        <draw:frame draw:style-name="gr3" draw:text-style-name="P8" draw:layer="layout" svg:width="3.669cm" svg:height="1.673cm" svg:x="11.66cm" svg:y="4.464cm">
          <draw:text-box>
            <text:p>If you are </text:p>
            <text:p>still unclear</text:p>
          </draw:text-box>
        </draw:frame>
        <draw:line draw:style-name="gr2" draw:text-style-name="P2" draw:layer="layout" svg:x1="7.166cm" svg:y1="8.576cm" svg:x2="7.112cm" svg:y2="13.208cm">
          <text:p/>
        </draw:line>
        <draw:custom-shape draw:style-name="gr4" draw:text-style-name="P7" draw:layer="layout" svg:width="7.874cm" svg:height="4.064cm" svg:x="17.002cm" svg:y="13.208cm">
          <text:p text:style-name="P7"><text:span text:style-name="T1">Calm down, Relax</text:span></text:p>
          <text:p text:style-name="P7"><text:span text:style-name="T1">And ...</text:span></text:p>
          <text:p text:style-name="P7"><text:span text:style-name="T3">Start from scratc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76cm" svg:y1="15.24cm" svg:x2="17.002cm" svg:y2="15.24cm">
          <text:p/>
        </draw:line>
        <draw:frame draw:style-name="gr3" draw:text-style-name="P8" draw:layer="layout" svg:width="6.45cm" svg:height="0.962cm" svg:x="7.728cm" svg:y="10.368cm">
          <draw:text-box>
            <text:p>Nobody can help you</text:p>
          </draw:text-box>
        </draw:frame>
        <draw:frame draw:style-name="gr9" draw:text-style-name="P8" draw:layer="layout" svg:width="4.092cm" svg:height="3.806cm" svg:x="12.192cm" svg:y="13.692cm">
          <draw:text-box>
            <text:p>Still does not work</text:p>
            <text:p>You are</text:p>
            <text:p>Totally</text:p>
            <text:p>frustrated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0:18:03.231203389</meta:creation-date>
    <dc:date>2018-09-26T11:13:59.870993410</dc:date>
    <meta:editing-duration>PT14M</meta:editing-duration>
    <meta:editing-cycles>6</meta:editing-cycles>
    <meta:generator>LibreOffice/5.1.6.2$Linux_X86_64 LibreOffice_project/10m0$Build-2</meta:generator>
    <meta:document-statistic meta:object-count="54"/>
  </office:meta>
</office:document-meta>
</file>